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3"/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9">
      <style:table-cell-properties fo:background-color="#fff200"/>
      <style:text-properties fo:color="#a3238e" fo:font-weight="bold" style:font-weight-asian="bold" style:font-weight-complex="bold"/>
    </style:style>
    <style:style style:name="ce12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2pt" svg:height="255.26pt" svg:x="580.51pt" svg:y="143.8pt">
            <draw:object draw:notify-on-update-of-ranges="Sheet1.A13:Sheet1.A14 Sheet1.B13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3pt" svg:x="29.65pt" svg:y="204.8pt">
            <draw:object draw:notify-on-update-of-ranges="Sheet1.A2:Sheet1.A5 Sheet1.B2:Sheet1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7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5" office:value-type="string" calcext:value-type="string">
            <text:p>P, Па</text:p>
          </table:table-cell>
          <table:table-cell table:style-name="ce5" office:value-type="string" calcext:value-type="string">
            <text:p>T, K</text:p>
          </table:table-cell>
          <table:table-cell table:style-name="ce9"/>
          <table:table-cell/>
          <table:table-cell office:value-type="string" calcext:value-type="string">
            <text:p>P^2, Па^2*10^6</text:p>
          </table:table-cell>
          <table:table-cell office:value-type="string" calcext:value-type="string">
            <text:p>T^2, K^2</text:p>
          </table:table-cell>
          <table:table-cell office:value-type="string" calcext:value-type="string">
            <text:p>P*T, Па*K*10^3</text:p>
          </table:table-cell>
          <table:table-cell office:value-type="string" calcext:value-type="string">
            <text:p>Dx</text:p>
          </table:table-cell>
          <table:table-cell table:formula="of:=[.E11]-[.A11]*[.A11]" office:value-type="float" office:value="9157.71000000002" calcext:value-type="float">
            <text:p>9157.7100</text:p>
          </table:table-cell>
          <table:table-cell table:style-name="ce13"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16.4" calcext:value-type="float">
            <text:p>416.4</text:p>
          </table:table-cell>
          <table:table-cell office:value-type="float" office:value="1.281" calcext:value-type="float">
            <text:p>1.281</text:p>
          </table:table-cell>
          <table:table-cell table:style-name="ce10"/>
          <table:table-cell/>
          <table:table-cell table:style-name="ce17" table:formula="of:=[.A2]*[.A2]" office:value-type="float" office:value="173388.96" calcext:value-type="float">
            <text:p>173388.96</text:p>
          </table:table-cell>
          <table:table-cell table:style-name="ce7" table:formula="of:=[.B2]*[.B2]" office:value-type="float" office:value="1.640961" calcext:value-type="float">
            <text:p>1.641</text:p>
          </table:table-cell>
          <table:table-cell table:style-name="ce7" table:formula="of:=[.A2]*[.B2]" office:value-type="float" office:value="533.4084" calcext:value-type="float">
            <text:p>533.408</text:p>
          </table:table-cell>
          <table:table-cell office:value-type="string" calcext:value-type="string">
            <text:p>Dy</text:p>
          </table:table-cell>
          <table:table-cell table:formula="of:=[.F11]-[.B11]*[.B11]" office:value-type="float" office:value="0.52160525" calcext:value-type="float">
            <text:p>0.5216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.0</text:p>
          </table:table-cell>
          <table:table-cell office:value-type="float" office:value="0.427" calcext:value-type="float">
            <text:p>0.427</text:p>
          </table:table-cell>
          <table:table-cell table:style-name="ce10"/>
          <table:table-cell/>
          <table:table-cell table:style-name="ce17" table:formula="of:=[.A3]*[.A3]" office:value-type="float" office:value="115600" calcext:value-type="float">
            <text:p>115600.00</text:p>
          </table:table-cell>
          <table:table-cell table:style-name="ce7" table:formula="of:=[.B3]*[.B3]" office:value-type="float" office:value="0.182329" calcext:value-type="float">
            <text:p>0.182</text:p>
          </table:table-cell>
          <table:table-cell table:style-name="ce7" table:formula="of:=[.A3]*[.B3]" office:value-type="float" office:value="145.18" calcext:value-type="float">
            <text:p>145.180</text:p>
          </table:table-cell>
          <table:table-cell office:value-type="string" calcext:value-type="string">
            <text:p>Rxy</text:p>
          </table:table-cell>
          <table:table-cell table:formula="of:=[.G11]-[.A11]*[.B11]" office:value-type="float" office:value="68.35235" calcext:value-type="float">
            <text:p>68.3524</text:p>
          </table:table-cell>
          <table:table-cell/>
        </table:table-row>
        <table:table-row table:style-name="ro1">
          <table:table-cell office:value-type="float" office:value="232.8" calcext:value-type="float">
            <text:p>232.8</text:p>
          </table:table-cell>
          <table:table-cell office:value-type="float" office:value="-0.226" calcext:value-type="float">
            <text:p>-0.226</text:p>
          </table:table-cell>
          <table:table-cell table:style-name="ce10"/>
          <table:table-cell/>
          <table:table-cell table:style-name="ce17" table:formula="of:=[.A4]*[.A4]" office:value-type="float" office:value="54195.84" calcext:value-type="float">
            <text:p>54195.84</text:p>
          </table:table-cell>
          <table:table-cell table:style-name="ce7" table:formula="of:=[.B4]*[.B4]" office:value-type="float" office:value="0.051076" calcext:value-type="float">
            <text:p>0.051</text:p>
          </table:table-cell>
          <table:table-cell table:style-name="ce7" table:formula="of:=[.A4]*[.B4]" office:value-type="float" office:value="-52.6128" calcext:value-type="float">
            <text:p>-52.613</text:p>
          </table:table-cell>
          <table:table-cell office:value-type="string" calcext:value-type="string">
            <text:p>a, (K/Па)*10^(-3)</text:p>
          </table:table-cell>
          <table:table-cell table:formula="of:=[.I3]/[.I1]" office:value-type="float" office:value="0.00746391292146179" calcext:value-type="float">
            <text:p>0.0075</text:p>
          </table:table-cell>
          <table:table-cell/>
        </table:table-row>
        <table:table-row table:style-name="ro1">
          <table:table-cell office:value-type="float" office:value="168" calcext:value-type="float">
            <text:p>168.0</text:p>
          </table:table-cell>
          <table:table-cell office:value-type="float" office:value="-0.628" calcext:value-type="float">
            <text:p>-0.628</text:p>
          </table:table-cell>
          <table:table-cell table:style-name="ce10"/>
          <table:table-cell/>
          <table:table-cell table:style-name="ce17" table:formula="of:=[.A5]*[.A5]" office:value-type="float" office:value="28224" calcext:value-type="float">
            <text:p>28224.00</text:p>
          </table:table-cell>
          <table:table-cell table:style-name="ce7" table:formula="of:=[.B5]*[.B5]" office:value-type="float" office:value="0.394384" calcext:value-type="float">
            <text:p>0.394</text:p>
          </table:table-cell>
          <table:table-cell table:style-name="ce7" table:formula="of:=[.A5]*[.B5]" office:value-type="float" office:value="-105.504" calcext:value-type="float">
            <text:p>-105.504</text:p>
          </table:table-cell>
          <table:table-cell office:value-type="string" calcext:value-type="string">
            <text:p>b, K</text:p>
          </table:table-cell>
          <table:table-cell table:formula="of:=[.B11]-[.I4]*[.A11]" office:value-type="float" office:value="-1.9458100081789" calcext:value-type="float">
            <text:p>-1.9458</text:p>
          </table:table-cell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office:value-type="string" calcext:value-type="string">
            <text:p>Da</text:p>
          </table:table-cell>
          <table:table-cell table:formula="of:=[.J1]*SQRT((1/([.J2]-2))*([.I2]/([.I1]-[.I4]*[.I4])))" office:value-type="float" office:value="0.0169703053688216" calcext:value-type="float">
            <text:p>0.0170</text:p>
          </table:table-cell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office:value-type="string" calcext:value-type="string">
            <text:p>Db</text:p>
          </table:table-cell>
          <table:table-cell table:formula="of:=[.I6]*SQRT([.E11])" office:value-type="float" office:value="5.17113357708567" calcext:value-type="float">
            <text:p>5.1711</text:p>
          </table:table-cell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office:value-type="string" calcext:value-type="string">
            <text:p>Ea</text:p>
          </table:table-cell>
          <table:table-cell table:formula="of:=ABS([.I6]/[.I4])" office:value-type="float" office:value="2.27364728760769" calcext:value-type="float">
            <text:p>2.273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b</text:p>
          </table:table-cell>
          <table:table-cell table:formula="of:=ABS([.I7]/[.I5])" office:value-type="float" office:value="2.65757373810889" calcext:value-type="float">
            <text:p>2.6576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3"/>
        </table:table-row>
        <table:table-row table:style-name="ro1">
          <table:table-cell table:formula="of:=AVERAGE([.A2:.A5])" office:value-type="float" office:value="289.3" calcext:value-type="float">
            <text:p>289.3</text:p>
          </table:table-cell>
          <table:table-cell table:formula="of:=AVERAGE([.B2:.B5])" office:value-type="float" office:value="0.2135" calcext:value-type="float">
            <text:p>0.214</text:p>
          </table:table-cell>
          <table:table-cell table:number-columns-repeated="2"/>
          <table:table-cell table:formula="of:=AVERAGE([.E2:.E5])" office:value-type="float" office:value="92852.2" calcext:value-type="float">
            <text:p>92852.2</text:p>
          </table:table-cell>
          <table:table-cell table:formula="of:=AVERAGE([.F2:.F5])" office:value-type="float" office:value="0.5671875" calcext:value-type="float">
            <text:p>0.5671875</text:p>
          </table:table-cell>
          <table:table-cell table:formula="of:=AVERAGE([.G2:.G5])" office:value-type="float" office:value="130.1179" calcext:value-type="float">
            <text:p>130.1179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"/>
          <table:table-cell table:style-name="Default" table:number-columns-repeated="8"/>
        </table:table-row>
        <table:table-row table:style-name="ro1">
          <table:table-cell table:formula="of:=[.A2]" office:value-type="float" office:value="416.4" calcext:value-type="float">
            <text:p>416.4</text:p>
          </table:table-cell>
          <table:table-cell table:formula="of:=[.I4]*0.001*([.A5]-[.A2])+[.B2]" office:value-type="float" office:value="1.27914596403031" calcext:value-type="float">
            <text:p>1.279</text:p>
          </table:table-cell>
          <table:table-cell table:style-name="Default" table:number-columns-repeated="8"/>
        </table:table-row>
        <table:table-row table:style-name="ro1">
          <table:table-cell office:value-type="float" office:value="177.6" calcext:value-type="float">
            <text:p>177.6</text:p>
          </table:table-cell>
          <table:table-cell table:style-name="Default" table:formula="of:=[.I4]*([.A5]-[.A2])+[.B2]" office:value-type="float" office:value="-0.573035969691109" calcext:value-type="float">
            <text:p>-0.573035969691109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7" loext:min-decimal-places="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20:21:40.556471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7:54:52.862352144</meta:creation-date>
    <dc:date>2018-04-10T20:22:13.640742191</dc:date>
    <meta:editing-duration>PT1H59M44S</meta:editing-duration>
    <meta:editing-cycles>15</meta:editing-cycles>
    <meta:generator>LibreOffice/5.4.5.1$Linux_X86_64 LibreOffice_project/40m0$Build-1</meta:generator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141cm" svg:y="4.204cm" style:legend-expansion="high" chart:style-name="ch2"/>
        <chart:plot-area chart:style-name="ch3" table:cell-range-address="Sheet1.A13:Sheet1.B14" svg:x="0.158cm" svg:y="0.126cm" svg:width="12.607cm" svg:height="8.197cm">
          <chartooo:coordinate-region svg:x="1.362cm" svg:y="0.326cm" svg:width="10.97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14" chart:class="chart:scatter">
            <chart:domain table:cell-range-address="Sheet1.A13:Sheet1.A14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6.4">
                <text:p>416.4</text:p>
                <draw:g>
                  <svg:desc>Sheet1.A13:Sheet1.A14</svg:desc>
                </draw:g>
              </table:table-cell>
              <table:table-cell office:value-type="float" office:value="1.27914596403031">
                <text:p>1.27914596403031</text:p>
                <draw:g>
                  <svg:desc>Sheet1.B13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.6">
                <text:p>177.6</text:p>
              </table:table-cell>
              <table:table-cell office:value-type="float" office:value="-0.573035969691109">
                <text:p>-0.573035969691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3.728cm" svg:y="4.203cm" style:legend-expansion="high" chart:style-name="ch2"/>
        <chart:plot-area chart:style-name="ch3" table:cell-range-address="Sheet1.A2:Sheet1.B5" svg:x="0.319cm" svg:y="0.18cm" svg:width="13.09cm" svg:height="8.645cm">
          <chartooo:coordinate-region svg:x="1.523cm" svg:y="0.379cm" svg:width="11.461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class="chart:scatter">
            <chart:domain table:cell-range-address="Sheet1.A2:Sheet1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6.4">
                <text:p>416.4</text:p>
                <draw:g>
                  <svg:desc>Sheet1.A2:Sheet1.A5</svg:desc>
                </draw:g>
              </table:table-cell>
              <table:table-cell office:value-type="float" office:value="1.281">
                <text:p>1.281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">
                <text:p>340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.8">
                <text:p>232.8</text:p>
              </table:table-cell>
              <table:table-cell office:value-type="float" office:value="-0.226">
                <text:p>-0.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">
                <text:p>168</text:p>
              </table:table-cell>
              <table:table-cell office:value-type="float" office:value="-0.628">
                <text:p>-0.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